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6736" calcext:value-type="float">
            <text:p>81.3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0912" calcext:value-type="float">
            <text:p>81.2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7968" calcext:value-type="float">
            <text:p>81.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4672" calcext:value-type="float">
            <text:p>80.8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6864" calcext:value-type="float">
            <text:p>80.8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5632" calcext:value-type="float">
            <text:p>80.8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3128" calcext:value-type="float">
            <text:p>80.6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428" calcext:value-type="float">
            <text:p>79.9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2776" calcext:value-type="float">
            <text:p>80.1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199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199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704</text:p>
          </table:table-cell>
          <table:table-cell office:value-type="string" calcext:value-type="string">
            <text:p>199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